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do I want? <text:line-break/><text:line-break/>To write a book. Unbridled creativity</text:p>
      <text:p text:style-name="Standard"/>
      <text:p text:style-name="Standard">To un-fuck the relationship with Stephanie. I truly believe we could have the best thing ever if we could get over our problems. </text:p>
      <text:p text:style-name="Standard"/>
      <text:p text:style-name="Standard">Games games with friends </text:p>
      <text:p text:style-name="Standard"/>
      <text:p text:style-name="Standard">To build a community </text:p>
      <text:p text:style-name="Standard"/>
      <text:p text:style-name="Standard">to build a place to live and enjoy myself.</text:p>
      <text:p text:style-name="Standard"/>
      <text:p text:style-name="Standard">To hunt</text:p>
      <text:p text:style-name="Standard"/>
      <text:p text:style-name="Standard">To Have dogs</text:p>
      <text:p text:style-name="Standard"/>
      <text:p text:style-name="Standard">To Learn new skills </text:p>
      <text:p text:style-name="Standard"/>
      <text:p text:style-name="Standard">to be kind to myself and others around me</text:p>
      <text:p text:style-name="Standard"/>
      <text:p text:style-name="Standard">To not be cruel narcissistic or manipulative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2-03-01T06:20:31.12</meta:creation-date>
    <meta:generator>OpenOffice/4.1.11$Win32 OpenOffice.org_project/4111m1$Build-9808</meta:generator>
    <meta:document-statistic meta:table-count="0" meta:image-count="0" meta:object-count="0" meta:page-count="1" meta:paragraph-count="10" meta:word-count="75" meta:character-count="397"/>
    <dc:date>2022-03-01T06:28:31.84</dc:date>
    <dc:creator>Blake Stanger</dc:creator>
    <meta:editing-duration>PT8M2S</meta:editing-duration>
    <meta:editing-cycles>1</meta:editing-cycles>
  </office:meta>
</office:document-meta>
</file>